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295" officeooo:paragraph-rsid="001dd295"/>
    </style:style>
    <style:style style:name="P2" style:family="paragraph" style:parent-style-name="Standard">
      <style:text-properties fo:font-weight="bold" officeooo:rsid="001dd295" officeooo:paragraph-rsid="001dd295" style:font-weight-asian="bold" style:font-weight-complex="bold"/>
    </style:style>
    <style:style style:name="P3" style:family="paragraph" style:parent-style-name="Standard">
      <style:text-properties fo:font-size="10pt" fo:font-weight="bold" officeooo:rsid="001dd295" officeooo:paragraph-rsid="001dd295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ING WITH AZURE</text:p>
      <text:p text:style-name="P1"/>
      <text:p text:style-name="P1">-----------------------------------------------------------------------------------------------------</text:p>
      <text:p text:style-name="P2">1. On Powershell</text:p>
      <text:p text:style-name="P1"/>
      <text:p text:style-name="P1">a. INSTALL AZURE POWERSHELL <text:s/>https://github.com/Azure/azure-powershell/releases</text:p>
      <text:p text:style-name="P1"/>
      <text:p text:style-name="P1">b. login to azure by "<text:span text:style-name="T1">cmd</text:span> : azure login/ az login”</text:p>
      <text:p text:style-name="P1"/>
      <text:p text:style-name="P1">c. Import azure publish settings</text:p>
      <text:p text:style-name="P1"><text:span text:style-name="T1">cmd</text:span>: Import-AzurePublishSettingsFile D:\\chef-repo\\.chef\\Pay-As-You-Go-3-31-2015-credentials.publishsettings</text:p>
      <text:p text:style-name="P1"/>
      <text:p text:style-name="P1"><text:span text:style-name="T1">cmd</text:span>: Install-Module PowerShellGet -Force</text:p>
      <text:p text:style-name="P1"><text:span text:style-name="T1">cmd</text:span>: Install-Module -Name AzureRM -AllowClobber</text:p>
      <text:p text:style-name="P1"><text:span text:style-name="T1">cmd</text:span>: Set-ExecutionPolicy remoteSigned</text:p>
      <text:p text:style-name="P1"><text:span text:style-name="T1">cmd</text:span>: Get-Module -Name AzureRM -ListAvailable | Select-Object -Property Name,Version,Path <text:s/>(Check if moodule is added or not)</text:p>
      <text:p text:style-name="P1"><text:span text:style-name="T1">cmd</text:span>: Login-AzureRmAccount</text:p>
      <text:p text:style-name="P1"><text:tab/></text:p>
      <text:p text:style-name="P1"/>
      <text:p text:style-name="P1">3) Select azure subscription name</text:p>
      <text:p text:style-name="P1"><text:span text:style-name="T1">cmd</text:span>: Select-AzureSubscription -SubscriptionName "Pay-As-You-Go"</text:p>
      <text:p text:style-name="P1"/>
      <text:p text:style-name="P1">4) Set azure subscription name</text:p>
      <text:p text:style-name="P1"><text:span text:style-name="T1">cmd</text:span>: Set-AzureSubscription -SubscriptionName "Pay-As-You-Go" -CurrentStorageAccountName "kdstorage"</text:p>
      <text:p text:style-name="P1"/>
      <text:p text:style-name="P1">---------------------------------------------------------------------------------------------------------------</text:p>
      <text:p text:style-name="P2">2. KNIFE AZURERM (ARM) </text:p>
      <text:p text:style-name="P1">a. Install knife-azure gem or clone it and run bundle install.</text:p>
      <text:p text:style-name="P1"/>
      <text:p text:style-name="P3">KNIFE.rb File</text:p>
      <text:p text:style-name="P1"/>
      <text:p text:style-name="P1">knife[:azure_publish_settings_file] = "E:/CHEF/chef-repo/.chef/Pay-As-You-Go-3-31-2015-credentials.publishsettings"</text:p>
      <text:p text:style-name="P1">knife[:azure_tenant_id] = "xyz"</text:p>
      <text:p text:style-name="P1">knife[:azure_client_id] = "xyz"</text:p>
      <text:p text:style-name="P1"/>
      <text:p text:style-name="P1"/>
      <text:p text:style-name="P1"><text:span text:style-name="T1">cmd</text:span>: knife azurerm server create --azure-vm-name 'manik' --azure-vm-size 'Small' --azure-service-location 'westus' --azure-resource-group-name dh-wintask-test2k8 --azure-image-os-type ubuntu --azure-image-reference-sku '16.04-LTS' --ssh-user ubuntu -c C:/CHEF/chef-repo/.chef/knife.rb</text:p>
      <text:p text:style-name="P1">OR</text:p>
      <text:p text:style-name="P1"><text:span text:style-name="T1">cmd</text:span>: knife azurerm server create --azure-resource-group-name 'mgextensions' --azure-vm-name 'mga-107' --azure-service-location 'westus' --azure-image-os-type 'windows' -x 'myuser' -P 'master#123' -c 'B:/chef-repo/.chef/knife.rb'</text:p>
      <text:p text:style-name="P1">------------------------------------------------------------------------------------------------------------------</text:p>
      <text:p text:style-name="P1"/>
      <text:p text:style-name="P2"><text:soft-page-break/>3. KNIFE AZURE (ASM MODE)</text:p>
      <text:p text:style-name="P1"/>
      <text:p text:style-name="P1">a. To get azure source image:-</text:p>
      <text:p text:style-name="P1">(https://msdn.microsoft.com/en-us/library/dn135249(v=nav.70).aspx)</text:p>
      <text:p text:style-name="P1"><text:span text:style-name="T1"/></text:p>
      <text:p text:style-name="P1"><text:span text:style-name="T1">syntax</text:span>: Get-AzureVMImage | where-object { $_.Label -like "&lt;NAME OF THE VM PLATFORM&gt;*" } <text:s/></text:p>
      <text:p text:style-name="P1"><text:span text:style-name="T1">EG</text:span>:-</text:p>
      <text:p text:style-name="P1"><text:span text:style-name="T1">cmd</text:span>: Get-AzureVMImage | where-object { $_.Label -like "Windows Server 2016 Datacenter*" }</text:p>
      <text:p text:style-name="P1"/>
      <text:p text:style-name="P1"><text:span text:style-name="T1">Command</text:span>:</text:p>
      <text:p text:style-name="P1"/>
      <text:p text:style-name="P1">knife azure server create --azure-vm-size 'Small' -I b39f27a8b8c64d52b05eac6a62ebad85__Ubuntu_DAILY_BUILD-xenial-16_04-LTS-amd64-server-20180329-en-us-30GB --azure-service-location 'West US' --ssh-user ubunt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0:47:58.486575263</meta:creation-date>
    <dc:date>2018-07-18T10:54:15.466801179</dc:date>
    <meta:editing-duration>PT6M18S</meta:editing-duration>
    <meta:editing-cycles>1</meta:editing-cycles>
    <meta:document-statistic meta:table-count="0" meta:image-count="0" meta:object-count="0" meta:page-count="2" meta:paragraph-count="36" meta:word-count="216" meta:character-count="2438" meta:non-whitespace-character-count="2265"/>
    <meta:generator>LibreOffice/5.1.6.2$Linux_X86_64 LibreOffice_project/10m0$Build-2</meta:generator>
  </office:meta>
</office:document-meta>
</file>